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1" style:parent-style-name="DefaultParagraphFont" style:family="text">
      <style:text-properties style:language-asian="zh" style:country-asian="CN"/>
    </style:style>
    <style:style style:name="T12" style:parent-style-name="DefaultParagraphFont" style:family="text">
      <style:text-properties style:language-asian="zh" style:country-asian="CN"/>
    </style:style>
    <style:style style:name="P13" style:parent-style-name="Normal" style:family="paragraph">
      <style:paragraph-properties fo:margin-right="0.5833in"/>
    </style:style>
    <style:style style:name="P14" style:parent-style-name="Normal" style:family="paragraph">
      <style:paragraph-properties fo:margin-right="0.5833in"/>
    </style:style>
    <style:style style:name="T15" style:parent-style-name="DefaultParagraphFont" style:family="text">
      <style:text-properties style:language-asian="zh" style:country-asian="CN"/>
    </style:style>
    <style:style style:name="P16" style:parent-style-name="Normal" style:family="paragraph">
      <style:paragraph-properties fo:margin-right="0.5833in"/>
    </style:style>
    <style:style style:name="P17" style:parent-style-name="Normal" style:family="paragraph">
      <style:paragraph-properties fo:margin-right="0.5833in"/>
    </style:style>
    <style:style style:name="P18" style:parent-style-name="Normal" style:family="paragraph">
      <style:paragraph-properties fo:margin-right="0.5833in"/>
    </style:style>
    <style:style style:name="T19" style:parent-style-name="DefaultParagraphFont" style:family="text">
      <style:text-properties style:language-asian="zh" style:country-asian="CN"/>
    </style:style>
    <style:style style:name="P20" style:parent-style-name="Normal" style:family="paragraph">
      <style:paragraph-properties fo:margin-right="0.5833in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58244745" office:target-frame-name="_top" xlink:show="replace"><text:span text:style-name="Hyperlink">1</text:span><text:span text:style-name="T2"><text:tab/></text:span><text:span text:style-name="Hyperlink">Basic points</text:span><text:tab/>1</text:a></text:p>
          <text:p text:style-name="P3"><text:a xlink:href="#_Toc58244746" office:target-frame-name="_top" xlink:show="replace"><text:span text:style-name="Hyperlink">1.1</text:span><text:span text:style-name="T4"><text:tab/></text:span><text:span text:style-name="Hyperlink">Fenics in wsl</text:span><text:tab/>1</text:a></text:p>
          <text:p text:style-name="P5"><text:a xlink:href="#_Toc58244747" office:target-frame-name="_top" xlink:show="replace"><text:span text:style-name="Hyperlink">2</text:span><text:span text:style-name="T6"><text:tab/></text:span><text:span text:style-name="Hyperlink">Outputting information</text:span><text:tab/>1</text:a></text:p>
          <text:p text:style-name="P7"><text:a xlink:href="#_Toc58244748" office:target-frame-name="_top" xlink:show="replace"><text:span text:style-name="Hyperlink">2.1</text:span><text:span text:style-name="T8"><text:tab/></text:span><text:span text:style-name="Hyperlink">Coordinates of degrees of freedom</text:span><text:tab/>1</text:a></text:p>
          <text:p text:style-name="P9"><text:a xlink:href="#_Toc58244749" office:target-frame-name="_top" xlink:show="replace"><text:span text:style-name="Hyperlink">2.2</text:span><text:span text:style-name="T10"><text:tab/></text:span><text:span text:style-name="Hyperlink">Solution on degrees of freedom</text:span><text:tab/>1</text:a></text:p>
        </text:index-body>
      </text:table-of-content>
      <text:h text:style-name="Heading1" text:outline-level="1"><text:bookmark-start text:name="_Toc56609806"/><text:bookmark-end text:name="_Toc56609806"/>F<text:span text:style-name="T11">un</text:span>damentals</text:h>
      <text:h text:style-name="Heading2" text:outline-level="2"><text:bookmark-start text:name="_Toc56609808"/><text:bookmark-start text:name="_Toc58244746"/><text:bookmark-start text:name="__RefHeading___Toc30272_2070464257"/><text:bookmark-start text:name="_Toc55399050"/>Fenics in wsl<text:bookmark-end text:name="_Toc56609808"/><text:bookmark-end text:name="_Toc58244746"/></text:h>
      <text:h text:style-name="Heading3" text:outline-level="3">FunctionSpace,<text:s/>Expression,<text:s/>Constant<text:s/>and Function</text:h>
      <text:p text:style-name="Normal">T<text:span text:style-name="T12">h</text:span>ey are located in</text:p>
      <text:p text:style-name="Normal">/usr/lib/petscdir/3.7.7/x86_64-linux-gnu-real/lib/python3/dist-packages/dolfin/function</text:p>
      <text:p text:style-name="Textbody"/>
      <text:h text:style-name="Heading3" text:outline-level="3">DirichletBC, solve</text:h>
      <text:p text:style-name="Textbody">They are<text:s/>located in</text:p>
      <text:p text:style-name="Textbody">/usr/lib/petscdir/3.7.7/x86_64-linux-gnu-real/lib/python3/dist-packages/dolfin/fem</text:p>
      <text:p text:style-name="Textbody"/>
      <text:h text:style-name="Heading3" text:outline-level="3">Assemble, inner</text:h>
      <text:p text:style-name="Textbody">The arguments of assemble can be found in<text:s/></text:p>
      <text:p text:style-name="Textbody"><text:a xlink:href="https://fenicsproject.org/olddocs/dolfin/latest/python/demos/poisson/demo_poisson.py.html" office:target-frame-name="_top" xlink:show="replace"><text:span text:style-name="Hyperlink">https://fenicsproject.org/olddocs/dolfin/latest/python/demos/poisson/demo_poisson.py.html</text:span></text:a></text:p>
      <text:p text:style-name="Textbody"/>
      <text:p text:style-name="Textbody">It seems that inner has the same argument type with assemble.</text:p>
      <text:p text:style-name="Textbody"/>
      <text:h text:style-name="Heading3" text:outline-level="3">Cell</text:h>
      <text:p text:style-name="P13">/usr/lib/python3/dist-packages/ufl</text:p>
      <text:p text:style-name="P14"/>
      <text:h text:style-name="Heading3" text:outline-level="3">quadrature_scheme<text:span text:style-name="T15">s</text:span>.py</text:h>
      <text:p text:style-name="P16">/usr/lib/python3/dist-packages/FIAT</text:p>
      <text:p text:style-name="P17"/>
      <text:h text:style-name="Heading1" text:outline-level="1">Geometry</text:h>
      <text:h text:style-name="Heading2" text:outline-level="2">Dimension of the geometry</text:h>
      <text:p text:style-name="P18">Gdim = mesh.geometry().dim()</text:p>
      <text:h text:style-name="Heading1" text:outline-level="1">Boundary condition</text:h>
      <text:h text:style-name="Heading2" text:outline-level="2">I<text:span text:style-name="T19">mple</text:span>menting the Neumann boundary<text:s/>condition on part of the<text:s/><text:soft-page-break/>boundary</text:h>
      <text:p text:style-name="Textbody">Note the difference between<text:s/>a<text:s/>string and<text:s/>an<text:s/>expression.</text:p>
      <text:p text:style-name="P20"/>
      <text:h text:style-name="Heading1" text:outline-level="1"><text:bookmark-start text:name="_Toc58244747"/>Outputting information<text:bookmark-end text:name="_Toc58244747"/></text:h>
      <text:h text:style-name="Heading2" text:outline-level="2"><text:bookmark-start text:name="_Toc58244748"/>Coordinates of degrees of freedom<text:bookmark-end text:name="_Toc58244748"/></text:h>
      <text:p text:style-name="Textbody"><text:a xlink:href="https://fenicsproject.org/qa/3932/accessing-the-coordinates-of-a-degree-of-freedom/" office:target-frame-name="_top" xlink:show="replace"><text:span text:style-name="Hyperlink">https://fenicsproject.org/qa/3932/accessing-the-coordinates-of-a-degree-of-freedom/</text:span></text:a></text:p>
      <text:p text:style-name="Textbody"/>
      <text:h text:style-name="Heading2" text:outline-level="2"><text:bookmark-start text:name="_Toc58244749"/>Solution on degrees of freedom<text:bookmark-end text:name="_Toc58244749"/></text:h>
      <text:p text:style-name="Textbody"><text:a xlink:href="https://fenicsproject.org/qa/7316/print-values-numerical-solution-neumann-boundary-problem/" office:target-frame-name="_top" xlink:show="replace"><text:span text:style-name="Hyperlink">https://fenicsproject.org/qa/7316/print-values-numerical-solution-neumann-boundary-problem/</text:span></text:a></text:p>
      <text:p text:style-name="Textbody"><text:bookmark-end text:name="__RefHeading___Toc30272_2070464257"/><text:bookmark-end text:name="_Toc5539905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5-29T09:48:00Z</dc:date>
    <meta:template xlink:href="Normal.dotm" xlink:type="simple"/>
    <meta:editing-cycles>78</meta:editing-cycles>
    <meta:editing-duration>PT76020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59" meta:character-count="1734" meta:row-count="12" meta:non-whitespace-character-count="1478"/>
  </office:meta>
</office:document-meta>
</file>